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la_20_Dinámic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0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5">
      <style:table-cell-properties style:diagonal-bl-tr="none" style:diagonal-tl-br="none" fo:border="0.74pt solid #000000" fo:padding="0.071cm" style:rotation-align="none"/>
    </style:style>
    <style:style style:name="ce6" style:family="table-cell" style:parent-style-name="Default" style:data-style-name="N105">
      <style:table-cell-properties fo:padding="0.071cm"/>
    </style:style>
    <style:style style:name="ce7" style:family="table-cell" style:parent-style-name="Default" style:data-style-name="N136">
      <style:table-cell-properties style:diagonal-bl-tr="none" style:diagonal-tl-br="none" fo:border="0.74pt solid #000000" fo:padding="0.071cm" style:rotation-align="none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="0.99pt solid #000000"/>
    </style:style>
    <style:style style:name="ce3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Value" style:data-style-name="N105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 style:data-style-name="N105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 style:data-style-name="N105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105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Pivot_20_Table_20_Category" style:data-style-name="N11">
      <style:table-cell-properties fo:border-bottom="none" fo:border-left="0.99pt solid #000000" fo:border-right="0.99pt solid #000000" fo:border-top="0.99pt solid #000000"/>
    </style:style>
    <style:style style:name="ce39" style:family="table-cell" style:parent-style-name="Pivot_20_Table_20_Category" style:data-style-name="N11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11">
      <style:table-cell-properties fo:border-bottom="none" fo:border-left="0.99pt solid #000000" fo:border-right="0.99pt solid #000000" fo:border-top="none"/>
    </style:style>
    <style:style style:name="ce4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Tabla Dinámic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57" table:default-cell-style-name="Default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4" office:value-type="string" calcext:value-type="string">
            <text:p>Preci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Descuento</text:p>
          </table:table-cell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Industrial</text:p>
          </table:table-cell>
          <table:table-cell table:style-name="ce2" office:value-type="string" calcext:value-type="string">
            <text:p>Renault</text:p>
          </table:table-cell>
          <table:table-cell table:style-name="ce2" office:value-type="string" calcext:value-type="string">
            <text:p>Kangoo</text:p>
          </table:table-cell>
          <table:table-cell table:style-name="ce5" office:value-type="currency" office:currency="EUR" office:value="12500" calcext:value-type="currency">
            <text:p>12.5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12" calcext:value-type="percentage">
            <text:p>12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dustrial</text:p>
          </table:table-cell>
          <table:table-cell table:style-name="ce2" office:value-type="string" calcext:value-type="string">
            <text:p>Opel </text:p>
          </table:table-cell>
          <table:table-cell table:style-name="ce2" office:value-type="string" calcext:value-type="string">
            <text:p>Combo</text:p>
          </table:table-cell>
          <table:table-cell table:style-name="ce5" office:value-type="currency" office:currency="EUR" office:value="26300" calcext:value-type="currency">
            <text:p>26.3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12" calcext:value-type="percentage">
            <text:p>12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Industrial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Jumper</text:p>
          </table:table-cell>
          <table:table-cell table:style-name="ce5" office:value-type="currency" office:currency="EUR" office:value="12600" calcext:value-type="currency">
            <text:p>12.6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style-name="ce2" office:value-type="string" calcext:value-type="string">
            <text:p>KIA</text:p>
          </table:table-cell>
          <table:table-cell table:style-name="ce2" office:value-type="string" calcext:value-type="string">
            <text:p>Carnival</text:p>
          </table:table-cell>
          <table:table-cell table:style-name="ce5" office:value-type="currency" office:currency="EUR" office:value="32500" calcext:value-type="currency">
            <text:p>32.5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12" calcext:value-type="percentage">
            <text:p>12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style-name="ce2" office:value-type="string" calcext:value-type="string">
            <text:p>Renault</text:p>
          </table:table-cell>
          <table:table-cell table:style-name="ce2" office:value-type="string" calcext:value-type="string">
            <text:p>Espace</text:p>
          </table:table-cell>
          <table:table-cell table:style-name="ce5" office:value-type="currency" office:currency="EUR" office:value="20500" calcext:value-type="currency">
            <text:p>20.500,00 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Renault</text:p>
          </table:table-cell>
          <table:table-cell table:style-name="ce2" office:value-type="string" calcext:value-type="string">
            <text:p>Clio</text:p>
          </table:table-cell>
          <table:table-cell table:style-name="ce5" office:value-type="currency" office:currency="EUR" office:value="8200" calcext:value-type="currency">
            <text:p>8.2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Xsara</text:p>
          </table:table-cell>
          <table:table-cell table:style-name="ce5" office:value-type="currency" office:currency="EUR" office:value="9600" calcext:value-type="currency">
            <text:p>9.600,00 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percentage" office:value="16" calcext:value-type="percentage">
            <text:p>1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Audi</text:p>
          </table:table-cell>
          <table:table-cell table:style-name="ce2" office:value-type="string" calcext:value-type="string">
            <text:p>A8</text:p>
          </table:table-cell>
          <table:table-cell table:style-name="ce5" office:value-type="currency" office:currency="EUR" office:value="25000" calcext:value-type="currency">
            <text:p>25.0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Audi</text:p>
          </table:table-cell>
          <table:table-cell table:style-name="ce2" office:value-type="string" calcext:value-type="string">
            <text:p>TT</text:p>
          </table:table-cell>
          <table:table-cell table:style-name="ce5" office:value-type="currency" office:currency="EUR" office:value="42100" calcext:value-type="currency">
            <text:p>42.100,00 €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Mercedes</text:p>
          </table:table-cell>
          <table:table-cell table:style-name="ce2" office:value-type="string" calcext:value-type="string">
            <text:p>Clase C</text:p>
          </table:table-cell>
          <table:table-cell table:style-name="ce5" office:value-type="currency" office:currency="EUR" office:value="12000" calcext:value-type="currency">
            <text:p>12.000,00 €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percentage" office:value="4" calcext:value-type="percentage">
            <text:p>4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Mercedes</text:p>
          </table:table-cell>
          <table:table-cell table:style-name="ce2" office:value-type="string" calcext:value-type="string">
            <text:p>Clase E</text:p>
          </table:table-cell>
          <table:table-cell table:style-name="ce5" office:value-type="currency" office:currency="EUR" office:value="38500" calcext:value-type="currency">
            <text:p>38.5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12" calcext:value-type="percentage">
            <text:p>12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Auris</text:p>
          </table:table-cell>
          <table:table-cell table:style-name="ce5" office:value-type="currency" office:currency="EUR" office:value="8900" calcext:value-type="currency">
            <text:p>8.900,00 €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Opel </text:p>
          </table:table-cell>
          <table:table-cell table:style-name="ce2" office:value-type="string" calcext:value-type="string">
            <text:p>Meriva</text:p>
          </table:table-cell>
          <table:table-cell table:style-name="ce5" office:value-type="currency" office:currency="EUR" office:value="12500" calcext:value-type="currency">
            <text:p>12.5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4" calcext:value-type="percentage">
            <text:p>4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Audi</text:p>
          </table:table-cell>
          <table:table-cell table:style-name="ce2" office:value-type="string" calcext:value-type="string">
            <text:p>A4</text:p>
          </table:table-cell>
          <table:table-cell table:style-name="ce5" office:value-type="currency" office:currency="EUR" office:value="15000" calcext:value-type="currency">
            <text:p>15.0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4" calcext:value-type="percentage">
            <text:p>4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Renault</text:p>
          </table:table-cell>
          <table:table-cell table:style-name="ce2" office:value-type="string" calcext:value-type="string">
            <text:p>Laguna</text:p>
          </table:table-cell>
          <table:table-cell table:style-name="ce5" office:value-type="currency" office:currency="EUR" office:value="7500" calcext:value-type="currency">
            <text:p>7.500,00 €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Seat</text:p>
          </table:table-cell>
          <table:table-cell table:style-name="ce2" office:value-type="string" calcext:value-type="string">
            <text:p>Toledo</text:p>
          </table:table-cell>
          <table:table-cell table:style-name="ce5" office:value-type="currency" office:currency="EUR" office:value="8900" calcext:value-type="currency">
            <text:p>8.9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3" calcext:value-type="percentage">
            <text:p>3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Mercedes</text:p>
          </table:table-cell>
          <table:table-cell table:style-name="ce2" office:value-type="string" calcext:value-type="string">
            <text:p>ML</text:p>
          </table:table-cell>
          <table:table-cell table:style-name="ce5" office:value-type="currency" office:currency="EUR" office:value="32000" calcext:value-type="currency">
            <text:p>32.0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Jeep</text:p>
          </table:table-cell>
          <table:table-cell table:style-name="ce2" office:value-type="string" calcext:value-type="string">
            <text:p>Asia</text:p>
          </table:table-cell>
          <table:table-cell table:style-name="ce5" office:value-type="currency" office:currency="EUR" office:value="15600" calcext:value-type="currency">
            <text:p>15.600,00 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Rav</text:p>
          </table:table-cell>
          <table:table-cell table:style-name="ce5" office:value-type="currency" office:currency="EUR" office:value="18000" calcext:value-type="currency">
            <text:p>18.000,00 €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percentage" office:value="18" calcext:value-type="percentage">
            <text:p>18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Mercedes</text:p>
          </table:table-cell>
          <table:table-cell table:style-name="ce2" office:value-type="string" calcext:value-type="string">
            <text:p>GL</text:p>
          </table:table-cell>
          <table:table-cell table:style-name="ce5" office:value-type="currency" office:currency="EUR" office:value="27000" calcext:value-type="currency">
            <text:p>27.0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3" calcext:value-type="percentage">
            <text:p>3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Toyota</text:p>
          </table:table-cell>
          <table:table-cell table:style-name="ce2" office:value-type="string" calcext:value-type="string">
            <text:p>Land Cruiser</text:p>
          </table:table-cell>
          <table:table-cell table:style-name="ce5" office:value-type="currency" office:currency="EUR" office:value="22000" calcext:value-type="currency">
            <text:p>22.000,00 €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percentage" office:value="5" calcext:value-type="percentage">
            <text:p>5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Audi</text:p>
          </table:table-cell>
          <table:table-cell table:style-name="ce2" office:value-type="string" calcext:value-type="string">
            <text:p>Q5</text:p>
          </table:table-cell>
          <table:table-cell table:style-name="ce5" office:value-type="currency" office:currency="EUR" office:value="26000" calcext:value-type="currency">
            <text:p>26.0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Opel </text:p>
          </table:table-cell>
          <table:table-cell table:style-name="ce2" office:value-type="string" calcext:value-type="string">
            <text:p>Frontera</text:p>
          </table:table-cell>
          <table:table-cell table:style-name="ce5" office:value-type="currency" office:currency="EUR" office:value="18400" calcext:value-type="currency">
            <text:p>18.400,00 €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percentage" office:value="6" calcext:value-type="percentage">
            <text:p>6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odo Terreno</text:p>
          </table:table-cell>
          <table:table-cell table:style-name="ce2" office:value-type="string" calcext:value-type="string">
            <text:p>KIA</text:p>
          </table:table-cell>
          <table:table-cell table:style-name="ce2" office:value-type="string" calcext:value-type="string">
            <text:p>Sorento</text:p>
          </table:table-cell>
          <table:table-cell table:style-name="ce5" office:value-type="currency" office:currency="EUR" office:value="19200" calcext:value-type="currency">
            <text:p>19.200,00 €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percentage" office:value="12" calcext:value-type="percentage">
            <text:p>1200,00%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KIA</text:p>
          </table:table-cell>
          <table:table-cell table:style-name="ce2" office:value-type="string" calcext:value-type="string">
            <text:p>Picanto</text:p>
          </table:table-cell>
          <table:table-cell table:style-name="ce5" office:value-type="currency" office:currency="EUR" office:value="15200" calcext:value-type="currency">
            <text:p>15.200,00 €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percentage" office:value="16" calcext:value-type="percentage">
            <text:p>1600,00%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Vehiculos" table:base-cell-address="$'Tabla Dinámica'.$A$1" table:cell-range-address="$'Tabla Dinámica'.$A$1:.$G$26"/>
        </table:named-expressions>
      </table:table>
      <table:table table:name="Tabla 7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21"/>
        <table:table-row table:style-name="ro2">
          <table:table-cell table:style-name="ce15" office:value-type="string" calcext:value-type="string">
            <text:p>Marca</text:p>
          </table:table-cell>
          <table:table-cell table:style-name="ce19" office:value-type="string" calcext:value-type="string">
            <text:p>Mín - Cantidad</text:p>
          </table:table-cell>
        </table:table-row>
        <table:table-row table:style-name="ro2">
          <table:table-cell table:style-name="ce16" office:value-type="string" calcext:value-type="string">
            <text:p>Audi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troe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ee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el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naul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yota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2">
          <table:table-cell table:style-name="ce18" office:value-type="string" calcext:value-type="string">
            <text:p>Total Resultado</text:p>
          </table:table-cell>
          <table:table-cell table:style-name="ce23" office:value-type="float" office:value="1" calcext:value-type="float">
            <text:p>1</text:p>
          </table:table-cell>
        </table:table-row>
      </table:table>
      <table:table table:name="Tabla 6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28"/>
        <table:table-column table:style-name="co8" table:default-cell-style-name="ce21"/>
        <table:table-row table:style-name="ro2">
          <table:table-cell table:style-name="ce15" office:value-type="string" calcext:value-type="string">
            <text:p>Tipo</text:p>
          </table:table-cell>
          <table:table-cell table:style-name="ce26" office:value-type="string" calcext:value-type="string">
            <text:p>Marca</text:p>
          </table:table-cell>
          <table:table-cell table:style-name="ce19" office:value-type="string" calcext:value-type="string">
            <text:p>Suma - Cantidad</text:p>
          </table:table-cell>
        </table:table-row>
        <table:table-row table:style-name="ro2">
          <table:table-cell table:style-name="ce16" office:value-type="string" calcext:value-type="string">
            <text:p>Todo Terreno</text:p>
          </table:table-cell>
          <table:table-cell table:style-name="ce27" office:value-type="string" calcext:value-type="string">
            <text:p>Audi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ee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K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Mercede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Opel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4"/>
          <table:table-cell table:style-name="ce29" office:value-type="string" calcext:value-type="string">
            <text:p>Toyota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2">
          <table:table-cell table:style-name="ce25" office:value-type="string" calcext:value-type="string">
            <text:p>Total Resultado</text:p>
          </table:table-cell>
          <table:table-cell table:style-name="ce30"/>
          <table:table-cell table:style-name="ce23" office:value-type="float" office:value="23" calcext:value-type="float">
            <text:p>23</text:p>
          </table:table-cell>
        </table:table-row>
      </table:table>
      <table:table table:name="Tabla 5" table:style-name="ta2">
        <office:forms form:automatic-focus="false" form:apply-design-mode="false"/>
        <table:table-column table:style-name="co8" table:default-cell-style-name="ce17"/>
        <table:table-column table:style-name="co8" table:number-columns-repeated="2" table:default-cell-style-name="ce31"/>
        <table:table-column table:style-name="co8" table:default-cell-style-name="ce33"/>
        <table:table-row table:style-name="ro2">
          <table:table-cell table:style-name="ce15" office:value-type="string" calcext:value-type="string">
            <text:p>Tipo</text:p>
          </table:table-cell>
          <table:table-cell table:style-name="ce26" office:value-type="string" calcext:value-type="string">
            <text:p>Marca</text:p>
          </table:table-cell>
          <table:table-cell table:style-name="ce26" office:value-type="string" calcext:value-type="string">
            <text:p>Modelo</text:p>
          </table:table-cell>
          <table:table-cell table:style-name="ce19" office:value-type="string" calcext:value-type="string">
            <text:p>Suma - Cantidad</text:p>
          </table:table-cell>
        </table:table-row>
        <table:table-row table:style-name="ro2">
          <table:table-cell table:style-name="ce16" office:value-type="string" calcext:value-type="string">
            <text:p>Familiar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Carniva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4"/>
          <table:table-cell office:value-type="string" calcext:value-type="string">
            <text:p>Renault</text:p>
          </table:table-cell>
          <table:table-cell office:value-type="string" calcext:value-type="string">
            <text:p>Espa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6" office:value-type="string" calcext:value-type="string">
            <text:p>Industrial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Opel </text:p>
          </table:table-cell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4"/>
          <table:table-cell office:value-type="string" calcext:value-type="string">
            <text:p>Renault</text:p>
          </table:table-cell>
          <table:table-cell office:value-type="string" calcext:value-type="string">
            <text:p>Kango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6" office:value-type="string" calcext:value-type="string">
            <text:p>Todo Terreno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eep</text:p>
          </table:table-cell>
          <table:table-cell office:value-type="string" calcext:value-type="string">
            <text:p>As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KIA</text:p>
          </table:table-cell>
          <table:table-cell office:value-type="string" calcext:value-type="string">
            <text:p>Sorent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" office:value-type="string" calcext:value-type="string">
            <text:p>Mercedes</text:p>
          </table:table-cell>
          <table:table-cell table:style-name="ce27" office:value-type="string" calcext:value-type="string">
            <text:p>GL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9"/>
          <table:table-cell table:style-name="ce29" office:value-type="string" calcext:value-type="string">
            <text:p>ML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pel </text:p>
          </table:table-cell>
          <table:table-cell office:value-type="string" calcext:value-type="string">
            <text:p>Fronter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7" office:value-type="string" calcext:value-type="string">
            <text:p>Toyota</text:p>
          </table:table-cell>
          <table:table-cell table:style-name="ce27" office:value-type="string" calcext:value-type="string">
            <text:p>Land Cruiser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24"/>
          <table:table-cell table:style-name="ce29"/>
          <table:table-cell table:style-name="ce29" office:value-type="string" calcext:value-type="string">
            <text:p>Rav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2">
          <table:table-cell table:style-name="ce16" office:value-type="string" calcext:value-type="string">
            <text:p>Turismo</text:p>
          </table:table-cell>
          <table:table-cell table:style-name="ce27" office:value-type="string" calcext:value-type="string">
            <text:p>Audi</text:p>
          </table:table-cell>
          <table:table-cell table:style-name="ce27" office:value-type="string" calcext:value-type="string">
            <text:p>A4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8"/>
          <table:table-cell table:style-name="ce28" office:value-type="string" calcext:value-type="string">
            <text:p>A8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9"/>
          <table:table-cell table:style-name="ce29" office:value-type="string" calcext:value-type="string">
            <text:p>TT</text:p>
          </table:table-cell>
          <table:table-cell table:style-name="ce22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Citroen</text:p>
          </table:table-cell>
          <table:table-cell office:value-type="string" calcext:value-type="string">
            <text:p>Xsar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KIA</text:p>
          </table:table-cell>
          <table:table-cell office:value-type="string" calcext:value-type="string">
            <text:p>Picant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" office:value-type="string" calcext:value-type="string">
            <text:p>Mercedes</text:p>
          </table:table-cell>
          <table:table-cell table:style-name="ce27" office:value-type="string" calcext:value-type="string">
            <text:p>Clase C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9"/>
          <table:table-cell table:style-name="ce29" office:value-type="string" calcext:value-type="string">
            <text:p>Clase E</text:p>
          </table:table-cell>
          <table:table-cell table:style-name="ce2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pel </text:p>
          </table:table-cell>
          <table:table-cell office:value-type="string" calcext:value-type="string">
            <text:p>Meriv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" office:value-type="string" calcext:value-type="string">
            <text:p>Renault</text:p>
          </table:table-cell>
          <table:table-cell table:style-name="ce27" office:value-type="string" calcext:value-type="string">
            <text:p>Clio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9"/>
          <table:table-cell table:style-name="ce29" office:value-type="string" calcext:value-type="string">
            <text:p>Laguna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Seat</text:p>
          </table:table-cell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4"/>
          <table:table-cell office:value-type="string" calcext:value-type="string">
            <text:p>Toyota</text:p>
          </table:table-cell>
          <table:table-cell office:value-type="string" calcext:value-type="string">
            <text:p>Auri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5" office:value-type="string" calcext:value-type="string">
            <text:p>Total Resultado</text:p>
          </table:table-cell>
          <table:table-cell table:style-name="ce32"/>
          <table:table-cell table:style-name="ce30"/>
          <table:table-cell table:style-name="ce23" office:value-type="float" office:value="71" calcext:value-type="float">
            <text:p>71</text:p>
          </table:table-cell>
        </table:table-row>
      </table:table>
      <table:table table:name="Tabla 4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35"/>
        <table:table-row table:style-name="ro2">
          <table:table-cell table:style-name="ce15" office:value-type="string" calcext:value-type="string">
            <text:p>Tipo</text:p>
          </table:table-cell>
          <table:table-cell table:style-name="ce19" office:value-type="string" calcext:value-type="string">
            <text:p>Máx - Precio</text:p>
          </table:table-cell>
        </table:table-row>
        <table:table-row table:style-name="ro2">
          <table:table-cell table:style-name="ce16" office:value-type="string" calcext:value-type="string">
            <text:p>Familiar</text:p>
          </table:table-cell>
          <table:table-cell table:style-name="ce34" office:value-type="currency" office:currency="EUR" office:value="32500" calcext:value-type="currency">
            <text:p>32.500,00 €</text:p>
          </table:table-cell>
        </table:table-row>
        <table:table-row table:style-name="ro2">
          <table:table-cell office:value-type="string" calcext:value-type="string">
            <text:p>Industrial</text:p>
          </table:table-cell>
          <table:table-cell office:value-type="currency" office:currency="EUR" office:value="26300" calcext:value-type="currency">
            <text:p>26.300,00 €</text:p>
          </table:table-cell>
        </table:table-row>
        <table:table-row table:style-name="ro2">
          <table:table-cell office:value-type="string" calcext:value-type="string">
            <text:p>Todo Terreno</text:p>
          </table:table-cell>
          <table:table-cell office:value-type="currency" office:currency="EUR" office:value="32000" calcext:value-type="currency">
            <text:p>32.000,00 €</text:p>
          </table:table-cell>
        </table:table-row>
        <table:table-row table:style-name="ro2">
          <table:table-cell office:value-type="string" calcext:value-type="string">
            <text:p>Turismo</text:p>
          </table:table-cell>
          <table:table-cell table:style-name="ce36" office:value-type="currency" office:currency="EUR" office:value="42100" calcext:value-type="currency">
            <text:p>42.100,00 €</text:p>
          </table:table-cell>
        </table:table-row>
        <table:table-row table:style-name="ro2">
          <table:table-cell table:style-name="ce18" office:value-type="string" calcext:value-type="string">
            <text:p>Total Resultado</text:p>
          </table:table-cell>
          <table:table-cell table:style-name="ce37" office:value-type="currency" office:currency="EUR" office:value="42100" calcext:value-type="currency">
            <text:p>42.100,00 €</text:p>
          </table:table-cell>
        </table:table-row>
      </table:table>
      <table:table table:name="Tabla  3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21"/>
        <table:table-row table:style-name="ro2">
          <table:table-cell table:style-name="ce15" office:value-type="string" calcext:value-type="string">
            <text:p>Tipo</text:p>
          </table:table-cell>
          <table:table-cell table:style-name="ce19" office:value-type="string" calcext:value-type="string">
            <text:p>Máx - Cantidad</text:p>
          </table:table-cell>
        </table:table-row>
        <table:table-row table:style-name="ro2">
          <table:table-cell table:style-name="ce16" office:value-type="string" calcext:value-type="string">
            <text:p>Familiar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dustria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odo Terren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urismo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string" calcext:value-type="string">
            <text:p>Total Resultado</text:p>
          </table:table-cell>
          <table:table-cell table:style-name="ce23" office:value-type="float" office:value="8" calcext:value-type="float">
            <text:p>8</text:p>
          </table:table-cell>
        </table:table-row>
      </table:table>
      <table:table table:name="Tabla 2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40"/>
        <table:table-column table:style-name="co8" table:default-cell-style-name="ce43"/>
        <table:table-row table:style-name="ro2">
          <table:table-cell table:style-name="ce15" office:value-type="string" calcext:value-type="string">
            <text:p>Tipo</text:p>
          </table:table-cell>
          <table:table-cell table:style-name="ce26" office:value-type="string" calcext:value-type="string">
            <text:p>Cantidad</text:p>
          </table:table-cell>
          <table:table-cell table:style-name="ce19" office:value-type="string" calcext:value-type="string">
            <text:p>(vacío)</text:p>
          </table:table-cell>
        </table:table-row>
        <table:table-row table:style-name="ro2">
          <table:table-cell table:style-name="ce16" office:value-type="string" calcext:value-type="string">
            <text:p>Familiar</text:p>
          </table:table-cell>
          <table:table-cell table:style-name="ce38" office:value-type="percentage" office:value="2" calcext:value-type="percentage">
            <text:p>200,00 %</text:p>
          </table:table-cell>
          <table:table-cell table:style-name="ce41"/>
        </table:table-row>
        <table:table-row table:style-name="ro2">
          <table:table-cell table:style-name="ce24"/>
          <table:table-cell table:style-name="ce39" office:value-type="percentage" office:value="3" calcext:value-type="percentage">
            <text:p>300,00 %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Industrial</text:p>
          </table:table-cell>
          <table:table-cell table:style-name="ce38" office:value-type="percentage" office:value="1" calcext:value-type="percentage">
            <text:p>100,00 %</text:p>
          </table:table-cell>
          <table:table-cell table:style-name="ce41"/>
        </table:table-row>
        <table:table-row table:style-name="ro2">
          <table:table-cell table:style-name="ce24"/>
          <table:table-cell table:style-name="ce39" office:value-type="percentage" office:value="2" calcext:value-type="percentage">
            <text:p>200,00 %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Todo Terreno</text:p>
          </table:table-cell>
          <table:table-cell table:style-name="ce38" office:value-type="percentage" office:value="1" calcext:value-type="percentage">
            <text:p>100,00 %</text:p>
          </table:table-cell>
          <table:table-cell table:style-name="ce41"/>
        </table:table-row>
        <table:table-row table:style-name="ro2">
          <table:table-cell/>
          <table:table-cell office:value-type="percentage" office:value="2" calcext:value-type="percentage">
            <text:p>200,00 %</text:p>
          </table:table-cell>
          <table:table-cell/>
        </table:table-row>
        <table:table-row table:style-name="ro2">
          <table:table-cell/>
          <table:table-cell office:value-type="percentage" office:value="3" calcext:value-type="percentage">
            <text:p>300,00 %</text:p>
          </table:table-cell>
          <table:table-cell/>
        </table:table-row>
        <table:table-row table:style-name="ro2">
          <table:table-cell/>
          <table:table-cell office:value-type="percentage" office:value="5" calcext:value-type="percentage">
            <text:p>500,00 %</text:p>
          </table:table-cell>
          <table:table-cell/>
        </table:table-row>
        <table:table-row table:style-name="ro2">
          <table:table-cell table:style-name="ce24"/>
          <table:table-cell table:style-name="ce39" office:value-type="percentage" office:value="8" calcext:value-type="percentage">
            <text:p>800,00 %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Turismo</text:p>
          </table:table-cell>
          <table:table-cell table:style-name="ce38" office:value-type="percentage" office:value="1" calcext:value-type="percentage">
            <text:p>100,00 %</text:p>
          </table:table-cell>
          <table:table-cell table:style-name="ce41"/>
        </table:table-row>
        <table:table-row table:style-name="ro2">
          <table:table-cell/>
          <table:table-cell office:value-type="percentage" office:value="2" calcext:value-type="percentage">
            <text:p>200,00 %</text:p>
          </table:table-cell>
          <table:table-cell/>
        </table:table-row>
        <table:table-row table:style-name="ro2">
          <table:table-cell/>
          <table:table-cell office:value-type="percentage" office:value="3" calcext:value-type="percentage">
            <text:p>300,00 %</text:p>
          </table:table-cell>
          <table:table-cell/>
        </table:table-row>
        <table:table-row table:style-name="ro2">
          <table:table-cell/>
          <table:table-cell office:value-type="percentage" office:value="4" calcext:value-type="percentage">
            <text:p>400,00 %</text:p>
          </table:table-cell>
          <table:table-cell/>
        </table:table-row>
        <table:table-row table:style-name="ro2">
          <table:table-cell/>
          <table:table-cell office:value-type="percentage" office:value="5" calcext:value-type="percentage">
            <text:p>500,00 %</text:p>
          </table:table-cell>
          <table:table-cell/>
        </table:table-row>
        <table:table-row table:style-name="ro2">
          <table:table-cell/>
          <table:table-cell office:value-type="percentage" office:value="6" calcext:value-type="percentage">
            <text:p>600,00 %</text:p>
          </table:table-cell>
          <table:table-cell/>
        </table:table-row>
        <table:table-row table:style-name="ro2">
          <table:table-cell table:style-name="ce24"/>
          <table:table-cell table:style-name="ce39" office:value-type="percentage" office:value="8" calcext:value-type="percentage">
            <text:p>800,00 %</text:p>
          </table:table-cell>
          <table:table-cell table:style-name="ce42"/>
        </table:table-row>
        <table:table-row table:style-name="ro2">
          <table:table-cell table:style-name="ce25" office:value-type="string" calcext:value-type="string">
            <text:p>Total Resultado</text:p>
          </table:table-cell>
          <table:table-cell table:style-name="ce30"/>
          <table:table-cell table:style-name="ce44"/>
        </table:table-row>
      </table:table>
      <table:table table:name="Tabla 1" table:style-name="ta2">
        <office:forms form:automatic-focus="false" form:apply-design-mode="false"/>
        <table:table-column table:style-name="co8" table:default-cell-style-name="ce17"/>
        <table:table-column table:style-name="co8" table:default-cell-style-name="ce28"/>
        <table:table-column table:style-name="co8" table:default-cell-style-name="ce43"/>
        <table:table-row table:style-name="ro2">
          <table:table-cell table:style-name="ce15" office:value-type="string" calcext:value-type="string">
            <text:p>Tipo</text:p>
          </table:table-cell>
          <table:table-cell table:style-name="ce26" office:value-type="string" calcext:value-type="string">
            <text:p>Cantidad</text:p>
          </table:table-cell>
          <table:table-cell table:style-name="ce19" office:value-type="string" calcext:value-type="string">
            <text:p>(vacío)</text:p>
          </table:table-cell>
        </table:table-row>
        <table:table-row table:style-name="ro2">
          <table:table-cell table:style-name="ce16" office:value-type="string" calcext:value-type="string">
            <text:p>Familiar</text:p>
          </table:table-cell>
          <table:table-cell table:style-name="ce27" office:value-type="float" office:value="2" calcext:value-type="float">
            <text:p>2</text:p>
          </table:table-cell>
          <table:table-cell table:style-name="ce41"/>
        </table:table-row>
        <table:table-row table:style-name="ro2">
          <table:table-cell table:style-name="ce24"/>
          <table:table-cell table:style-name="ce29" office:value-type="float" office:value="3" calcext:value-type="float">
            <text:p>3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Industrial</text:p>
          </table:table-cell>
          <table:table-cell table:style-name="ce27" office:value-type="float" office:value="1" calcext:value-type="float">
            <text:p>1</text:p>
          </table:table-cell>
          <table:table-cell table:style-name="ce41"/>
        </table:table-row>
        <table:table-row table:style-name="ro2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Todo Terreno</text:p>
          </table:table-cell>
          <table:table-cell table:style-name="ce27" office:value-type="float" office:value="1" calcext:value-type="float">
            <text:p>1</text:p>
          </table:table-cell>
          <table:table-cell table:style-name="ce4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4"/>
          <table:table-cell table:style-name="ce29" office:value-type="float" office:value="8" calcext:value-type="float">
            <text:p>8</text:p>
          </table:table-cell>
          <table:table-cell table:style-name="ce42"/>
        </table:table-row>
        <table:table-row table:style-name="ro2">
          <table:table-cell table:style-name="ce16" office:value-type="string" calcext:value-type="string">
            <text:p>Turismo</text:p>
          </table:table-cell>
          <table:table-cell table:style-name="ce27" office:value-type="float" office:value="1" calcext:value-type="float">
            <text:p>1</text:p>
          </table:table-cell>
          <table:table-cell table:style-name="ce4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4"/>
          <table:table-cell table:style-name="ce29" office:value-type="float" office:value="8" calcext:value-type="float">
            <text:p>8</text:p>
          </table:table-cell>
          <table:table-cell table:style-name="ce42"/>
        </table:table-row>
        <table:table-row table:style-name="ro2">
          <table:table-cell table:style-name="ce25" office:value-type="string" calcext:value-type="string">
            <text:p>Total Resultado</text:p>
          </table:table-cell>
          <table:table-cell table:style-name="ce30"/>
          <table:table-cell table:style-name="ce44"/>
        </table:table-row>
      </table:table>
      <table:named-expressions/>
      <table:data-pilot-tables>
        <table:data-pilot-table table:name="DataPilot1" table:application-data="" table:target-range-address="'Tabla 1'.A1:'Tabla 1'.C18" table:buttons="'Tabla 1'.A1 'Tabla 1'.B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true" table:show-details="true"/>
                <table:data-pilot-member table:name="Industrial" table:display="true" table:show-details="true"/>
                <table:data-pilot-member table:name="Todo Terreno" table:display="true" table:show-details="true"/>
                <table:data-pilot-member table:name="Turis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2'.A1:'Tabla 2'.C18" table:buttons="'Tabla 2'.A1 'Tabla 2'.B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true" table:show-details="true"/>
                <table:data-pilot-member table:name="Industrial" table:display="true" table:show-details="true"/>
                <table:data-pilot-member table:name="Todo Terreno" table:display="true" table:show-details="true"/>
                <table:data-pilot-member table:name="Turis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 3'.A1:'Tabla  3'.B6" table:buttons="'Tabla  3'.A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true" table:show-details="true"/>
                <table:data-pilot-member table:name="Industrial" table:display="true" table:show-details="true"/>
                <table:data-pilot-member table:name="Todo Terreno" table:display="true" table:show-details="true"/>
                <table:data-pilot-member table:name="Turis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max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a 4'.A1:'Tabla 4'.B6" table:buttons="'Tabla 4'.A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true" table:show-details="true"/>
                <table:data-pilot-member table:name="Industrial" table:display="true" table:show-details="true"/>
                <table:data-pilot-member table:name="Todo Terreno" table:display="true" table:show-details="true"/>
                <table:data-pilot-member table:name="Turis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cio" table:orientation="data" table:used-hierarchy="0" table:function="max">
            <table:data-pilot-level table:show-empty="false" calcext:repeat-item-labels="false">
              <table:data-pilot-members>
                <table:data-pilot-member table:name="7.500,00 €" table:display="true" table:show-details="true"/>
                <table:data-pilot-member table:name="8.200,00 €" table:display="true" table:show-details="true"/>
                <table:data-pilot-member table:name="8.900,00 €" table:display="true" table:show-details="true"/>
                <table:data-pilot-member table:name="9.600,00 €" table:display="true" table:show-details="true"/>
                <table:data-pilot-member table:name="12.000,00 €" table:display="true" table:show-details="true"/>
                <table:data-pilot-member table:name="12.500,00 €" table:display="true" table:show-details="true"/>
                <table:data-pilot-member table:name="12.600,00 €" table:display="true" table:show-details="true"/>
                <table:data-pilot-member table:name="15.000,00 €" table:display="true" table:show-details="true"/>
                <table:data-pilot-member table:name="15.200,00 €" table:display="true" table:show-details="true"/>
                <table:data-pilot-member table:name="15.600,00 €" table:display="true" table:show-details="true"/>
                <table:data-pilot-member table:name="18.000,00 €" table:display="true" table:show-details="true"/>
                <table:data-pilot-member table:name="18.400,00 €" table:display="true" table:show-details="true"/>
                <table:data-pilot-member table:name="19.200,00 €" table:display="true" table:show-details="true"/>
                <table:data-pilot-member table:name="20.500,00 €" table:display="true" table:show-details="true"/>
                <table:data-pilot-member table:name="22.000,00 €" table:display="true" table:show-details="true"/>
                <table:data-pilot-member table:name="25.000,00 €" table:display="true" table:show-details="true"/>
                <table:data-pilot-member table:name="26.000,00 €" table:display="true" table:show-details="true"/>
                <table:data-pilot-member table:name="26.300,00 €" table:display="true" table:show-details="true"/>
                <table:data-pilot-member table:name="27.000,00 €" table:display="true" table:show-details="true"/>
                <table:data-pilot-member table:name="32.000,00 €" table:display="true" table:show-details="true"/>
                <table:data-pilot-member table:name="32.500,00 €" table:display="true" table:show-details="true"/>
                <table:data-pilot-member table:name="38.500,00 €" table:display="true" table:show-details="true"/>
                <table:data-pilot-member table:name="42.10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la 5'.A1:'Tabla 5'.D27" table:buttons="'Tabla 5'.A1 'Tabla 5'.B1 'Tabla 5'.C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true" table:show-details="true"/>
                <table:data-pilot-member table:name="Industrial" table:display="true" table:show-details="true"/>
                <table:data-pilot-member table:name="Todo Terreno" table:display="true" table:show-details="true"/>
                <table:data-pilot-member table:name="Turism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ca" table:orientation="row" table:used-hierarchy="0" table:function="auto">
            <table:data-pilot-level table:show-empty="false" calcext:repeat-item-labels="false">
              <table:data-pilot-members>
                <table:data-pilot-member table:name="Audi" table:display="true" table:show-details="true"/>
                <table:data-pilot-member table:name="Citroen" table:display="true" table:show-details="true"/>
                <table:data-pilot-member table:name="Jeep" table:display="true" table:show-details="true"/>
                <table:data-pilot-member table:name="KIA" table:display="true" table:show-details="true"/>
                <table:data-pilot-member table:name="Mercedes" table:display="true" table:show-details="true"/>
                <table:data-pilot-member table:name="Opel 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Toyo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o" table:orientation="row" table:used-hierarchy="0" table:function="auto">
            <table:data-pilot-level table:show-empty="false" calcext:repeat-item-labels="false">
              <table:data-pilot-members>
                <table:data-pilot-member table:name="A4" table:display="true" table:show-details="true"/>
                <table:data-pilot-member table:name="A8" table:display="true" table:show-details="true"/>
                <table:data-pilot-member table:name="Asia" table:display="true" table:show-details="true"/>
                <table:data-pilot-member table:name="Auris" table:display="true" table:show-details="true"/>
                <table:data-pilot-member table:name="Carnival" table:display="true" table:show-details="true"/>
                <table:data-pilot-member table:name="Clase C" table:display="true" table:show-details="true"/>
                <table:data-pilot-member table:name="Clase E" table:display="true" table:show-details="true"/>
                <table:data-pilot-member table:name="Clio" table:display="true" table:show-details="true"/>
                <table:data-pilot-member table:name="Combo" table:display="true" table:show-details="true"/>
                <table:data-pilot-member table:name="Espace" table:display="true" table:show-details="true"/>
                <table:data-pilot-member table:name="Frontera" table:display="true" table:show-details="true"/>
                <table:data-pilot-member table:name="GL" table:display="true" table:show-details="true"/>
                <table:data-pilot-member table:name="Jumper" table:display="true" table:show-details="true"/>
                <table:data-pilot-member table:name="Kangoo" table:display="true" table:show-details="true"/>
                <table:data-pilot-member table:name="Laguna" table:display="true" table:show-details="true"/>
                <table:data-pilot-member table:name="Land Cruiser" table:display="true" table:show-details="true"/>
                <table:data-pilot-member table:name="Meriva" table:display="true" table:show-details="true"/>
                <table:data-pilot-member table:name="ML" table:display="true" table:show-details="true"/>
                <table:data-pilot-member table:name="Picanto" table:display="true" table:show-details="true"/>
                <table:data-pilot-member table:name="Q5" table:display="true" table:show-details="true"/>
                <table:data-pilot-member table:name="Rav" table:display="true" table:show-details="true"/>
                <table:data-pilot-member table:name="Sorento" table:display="true" table:show-details="true"/>
                <table:data-pilot-member table:name="Toledo" table:display="true" table:show-details="true"/>
                <table:data-pilot-member table:name="TT" table:display="true" table:show-details="true"/>
                <table:data-pilot-member table:name="Xsa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la 6'.A1:'Tabla 6'.C8" table:buttons="'Tabla 6'.A1 'Tabla 6'.B1" table:show-filter-button="false" table:drill-down-on-double-click="false">
          <table:source-cell-range table:cell-range-address="'Tabla Dinámica'.A1:'Tabla Dinámica'.F26"/>
          <table:data-pilot-field table:source-field-name="Tipo" table:orientation="row" table:used-hierarchy="0" table:function="auto">
            <table:data-pilot-level table:show-empty="false" calcext:repeat-item-labels="false">
              <table:data-pilot-members>
                <table:data-pilot-member table:name="Familiar" table:display="false" table:show-details="true"/>
                <table:data-pilot-member table:name="Industrial" table:display="false" table:show-details="true"/>
                <table:data-pilot-member table:name="Todo Terreno" table:display="true" table:show-details="true"/>
                <table:data-pilot-member table:name="Turismo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rca" table:orientation="row" table:used-hierarchy="0" table:function="auto">
            <table:data-pilot-level table:show-empty="false" calcext:repeat-item-labels="false">
              <table:data-pilot-members>
                <table:data-pilot-member table:name="Audi" table:display="true" table:show-details="true"/>
                <table:data-pilot-member table:name="Citroen" table:display="true" table:show-details="true"/>
                <table:data-pilot-member table:name="Jeep" table:display="true" table:show-details="true"/>
                <table:data-pilot-member table:name="KIA" table:display="true" table:show-details="true"/>
                <table:data-pilot-member table:name="Mercedes" table:display="true" table:show-details="true"/>
                <table:data-pilot-member table:name="Opel 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Toyo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Tabla 7'.A1:'Tabla 7'.B11" table:buttons="'Tabla 7'.A1" table:show-filter-button="false" table:drill-down-on-double-click="false">
          <table:source-cell-range table:cell-range-address="'Tabla Dinámica'.A1:'Tabla Dinámica'.F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rca" table:orientation="row" table:used-hierarchy="0" table:function="auto">
            <table:data-pilot-level table:show-empty="false" calcext:repeat-item-labels="false">
              <table:data-pilot-members>
                <table:data-pilot-member table:name="Audi" table:display="true" table:show-details="true"/>
                <table:data-pilot-member table:name="Citroen" table:display="true" table:show-details="true"/>
                <table:data-pilot-member table:name="Jeep" table:display="true" table:show-details="true"/>
                <table:data-pilot-member table:name="KIA" table:display="true" table:show-details="true"/>
                <table:data-pilot-member table:name="Mercedes" table:display="true" table:show-details="true"/>
                <table:data-pilot-member table:name="Opel 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Toyo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min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6">
      <number:number number:decimal-places="2" loext:min-decimal-places="2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31:05.5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la_20_Dinámica" style:display-name="PageStyle_Tabla Dinámi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</meta:initial-creator>
    <meta:creation-date>2010-03-16T18:33:36</meta:creation-date>
    <dc:date>2020-03-05T18:54:14.878000000</dc:date>
    <meta:generator>LibreOffice/6.4.0.3$Windows_X86_64 LibreOffice_project/b0a288ab3d2d4774cb44b62f04d5d28733ac6df8</meta:generator>
    <meta:editing-duration>PT22M40S</meta:editing-duration>
    <meta:editing-cycles>3</meta:editing-cycles>
    <meta:document-statistic meta:table-count="8" meta:cell-count="348" meta:object-count="0"/>
  </office:meta>
</office:document-meta>
</file>